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November 4, 2021 (11:45: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53Z</meta:creation-date>
    <dc:date>2021-11-04T15:45:53Z</dc:date>
    <meta:user-defined meta:name="date" meta:value-type="string">November   4, 2021 (11:45: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